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55cm"/>
    </style:style>
    <style:style style:name="co2" style:family="table-column">
      <style:table-column-properties fo:break-before="auto" style:column-width="21.64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size="10pt" fo:language="en" fo:country="none" style:font-name-asian="Calibri" style:font-size-asian="10pt" style:font-name-complex="Calibri" style:font-size-complex="10pt"/>
    </style:style>
  </office:automatic-styles>
  <office:body>
    <office:spreadsheet>
      <table:table table:name="Abiliti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AP Cost</text:p>
          </table:table-cell>
          <table:table-cell table:style-name="ce1" office:value-type="string">
            <text:p>Cool Down</text:p>
          </table:table-cell>
        </table:table-row>
        <table:table-row table:style-name="ro1">
          <table:table-cell table:style-name="ce1" table:number-columns-repeated="5"/>
        </table:table-row>
        <table:table-row table:style-name="ro1">
          <table:table-cell table:style-name="ce1" office:value-type="string">
            <text:p>Charge</text:p>
          </table:table-cell>
          <table:table-cell table:style-name="ce1" office:value-type="string">
            <text:p>Move 5 tiles in any direction. At the end of the movement, deal low damage to a random enemy within 1 tile.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>
            <text:p>Provoke</text:p>
          </table:table-cell>
          <table:table-cell table:style-name="ce1" office:value-type="string">
            <text:p>Force all enemies within 3 tiles to move towards you and melee attack you on their next turn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>
            <text:p>Shield Wall</text:p>
          </table:table-cell>
          <table:table-cell table:style-name="ce2" office:value-type="string">
            <text:p>Give yourself or an ally 1 'Stalwart'</text:p>
          </table:table-cell>
          <table:table-cell table:style-name="ce1" table:number-columns-repeated="3"/>
        </table:table-row>
        <table:table-row table:style-name="ro1">
          <table:table-cell office:value-type="string">
            <text:p>Leaping Strike</text:p>
          </table:table-cell>
          <table:table-cell office:value-type="string">
            <text:p>Leap towards a target tile within 3 tiles. At the end of the movement, deal low damage and knockdown all enemies within 1 tile</text:p>
          </table:table-cell>
          <table:table-cell table:number-columns-repeated="3"/>
        </table:table-row>
        <table:table-row table:style-name="ro1">
          <table:table-cell office:value-type="string">
            <text:p>Inspire</text:p>
          </table:table-cell>
          <table:table-cell office:value-type="string">
            <text:p>Give a target friendly character +2 strength this combat.</text:p>
          </table:table-cell>
          <table:table-cell table:number-columns-repeated="3"/>
        </table:table-row>
        <table:table-row table:style-name="ro1">
          <table:table-cell office:value-type="string">
            <text:p>Rising Strike</text:p>
          </table:table-cell>
          <table:table-cell table:style-name="ce2" office:value-type="string">
            <text:p>Deal low damage to a target within melee. Increase the damage of this ability by 1 this combat.</text:p>
          </table:table-cell>
          <table:table-cell table:number-columns-repeated="3"/>
        </table:table-row>
        <table:table-row table:style-name="ro1">
          <table:table-cell office:value-type="string">
            <text:p>Meteor</text:p>
          </table:table-cell>
          <table:table-cell office:value-type="string">
            <text:p>Deal medium damage to all enemies in a 3x3 area.</text:p>
          </table:table-cell>
          <table:table-cell table:number-columns-repeated="3"/>
        </table:table-row>
        <table:table-row table:style-name="ro1">
          <table:table-cell office:value-type="string">
            <text:p>Fireball</text:p>
          </table:table-cell>
          <table:table-cell office:value-type="string">
            <text:p>Deal low damage to a target and apply 1 burning. If the target is already burning, they are stunned for 1 turn.</text:p>
          </table:table-cell>
          <table:table-cell table:number-columns-repeated="3"/>
        </table:table-row>
        <table:table-row table:style-name="ro1">
          <table:table-cell office:value-type="string">
            <text:p>Phase Shift</text:p>
          </table:table-cell>
          <table:table-cell office:value-type="string">
            <text:p>Swap positions with a target friendly or enemy character</text:p>
          </table:table-cell>
          <table:table-cell table:number-columns-repeated="3"/>
        </table:table-row>
        <table:table-row table:style-name="ro1">
          <table:table-cell office:value-type="string">
            <text:p>Telekinesis</text:p>
          </table:table-cell>
          <table:table-cell office:value-type="string">
            <text:p>Target an ally or enemy, and move it up to 3 tiles in any direction</text:p>
          </table:table-cell>
          <table:table-cell table:number-columns-repeated="3"/>
        </table:table-row>
        <table:table-row table:style-name="ro1">
          <table:table-cell office:value-type="string">
            <text:p>Blessing of Fire</text:p>
          </table:table-cell>
          <table:table-cell office:value-type="string">
            <text:p>Target a friendly character. Any damage it deals with attacks and abilities is considered magic damage for 2 turns.</text:p>
          </table:table-cell>
          <table:table-cell table:number-columns-repeated="3"/>
        </table:table-row>
        <table:table-row table:style-name="ro2">
          <table:table-cell office:value-type="string">
            <text:p>Achillies Shot </text:p>
          </table:table-cell>
          <table:table-cell office:value-type="string">
            <text:p>Deal 1 damage to an enemy and apply 1 pinned.</text:p>
          </table:table-cell>
          <table:table-cell table:number-columns-repeated="3"/>
        </table:table-row>
        <table:table-row table:style-name="ro2">
          <table:table-cell office:value-type="string">
            <text:p>Overwatch</text:p>
          </table:table-cell>
          <table:table-cell office:value-type="string">
            <text:p>If an enemy moves within 5 tiles of this character, it takes low damage</text:p>
          </table:table-cell>
          <table:table-cell table:number-columns-repeated="3"/>
        </table:table-row>
        <table:table-row table:style-name="ro1">
          <table:table-cell office:value-type="string">
            <text:p>Snipe</text:p>
          </table:table-cell>
          <table:table-cell office:value-type="string">
            <text:p>Deal low damage to a target enemy. Infinite range.</text:p>
          </table:table-cell>
          <table:table-cell table:number-columns-repeated="3"/>
        </table:table-row>
        <table:table-row table:style-name="ro1">
          <table:table-cell office:value-type="string">
            <text:p>Poison Arrow</text:p>
          </table:table-cell>
          <table:table-cell office:value-type="string">
            <text:p>Deal 1 damage. Apply 1 poison</text:p>
          </table:table-cell>
          <table:table-cell table:number-columns-repeated="3"/>
        </table:table-row>
        <table:table-row table:style-name="ro1">
          <table:table-cell office:value-type="string">
            <text:p>Impaling Bolt</text:p>
          </table:table-cell>
          <table:table-cell office:value-type="string">
            <text:p>Deal low damage to an enemy and knock it back 3 tiles. If it collides with an enemy or obstacle, it takes low damage again and is stunned</text:p>
          </table:table-cell>
          <table:table-cell table:number-columns-repeated="3"/>
        </table:table-row>
        <table:table-row table:style-name="ro1">
          <table:table-cell office:value-type="string">
            <text:p>Forest Medicine</text:p>
          </table:table-cell>
          <table:table-cell office:value-type="string">
            <text:p>Remove poison and bleeding from a target friendly character.</text:p>
          </table:table-cell>
          <table:table-cell table:number-columns-repeated="3"/>
        </table:table-row>
        <table:table-row table:style-name="ro1">
          <table:table-cell office:value-type="string">
            <text:p>Rapid Fire</text:p>
          </table:table-cell>
          <table:table-cell office:value-type="string">
            <text:p>Spend all your AP. For each point spent, deal low damage to a target enemy.</text:p>
          </table:table-cell>
          <table:table-cell table:number-columns-repeated="3"/>
        </table:table-row>
        <table:table-row table:style-name="ro1">
          <table:table-cell office:value-type="string">
            <text:p>Adrenaline</text:p>
          </table:table-cell>
          <table:table-cell office:value-type="string">
            <text:p>Gain 2 extra AP this turn.</text:p>
          </table:table-cell>
          <table:table-cell table:number-columns-repeated="3"/>
        </table:table-row>
        <table:table-row table:style-name="ro2">
          <table:table-cell office:value-type="string">
            <text:p>Envigorate</text:p>
          </table:table-cell>
          <table:table-cell office:value-type="string">
            <text:p>Give a target friendly character 1 AP.</text:p>
          </table:table-cell>
          <table:table-cell table:number-columns-repeated="3"/>
        </table:table-row>
        <table:table-row table:style-name="ro1">
          <table:table-cell office:value-type="string">
            <text:p>Lullaby</text:p>
          </table:table-cell>
          <table:table-cell office:value-type="string">
            <text:p>Apply 2 sleep to a target enemy.</text:p>
          </table:table-cell>
          <table:table-cell table:number-columns-repeated="3"/>
        </table:table-row>
        <table:table-row table:style-name="ro1">
          <table:table-cell office:value-type="string">
            <text:p>Fear</text:p>
          </table:table-cell>
          <table:table-cell office:value-type="string">
            <text:p>Target enemy character is unable to use abilities next turn.</text:p>
          </table:table-cell>
          <table:table-cell table:number-columns-repeated="3"/>
        </table:table-row>
        <table:table-row table:style-name="ro1">
          <table:table-cell office:value-type="string">
            <text:p>Haunting Barrier</text:p>
          </table:table-cell>
          <table:table-cell office:value-type="string">
            <text:p>Give a friendly character low block. Enemies that attack this character are knocked down.</text:p>
          </table:table-cell>
          <table:table-cell table:number-columns-repeated="3"/>
        </table:table-row>
        <table:table-row table:style-name="ro2">
          <table:table-cell office:value-type="string">
            <text:p>Flashbang Grenade</text:p>
          </table:table-cell>
          <table:table-cell office:value-type="string">
            <text:p>Stun all characters in a 3x3 area.</text:p>
          </table:table-cell>
          <table:table-cell table:number-columns-repeated="3"/>
        </table:table-row>
        <table:table-row table:style-name="ro1">
          <table:table-cell office:value-type="string">
            <text:p>Shotgun Blast</text:p>
          </table:table-cell>
          <table:table-cell office:value-type="string">
            <text:p>Deal low damage. If the target is within 2 tiles, deal high damage</text:p>
          </table:table-cell>
          <table:table-cell table:number-columns-repeated="3"/>
        </table:table-row>
        <table:table-row table:style-name="ro1">
          <table:table-cell office:value-type="string">
            <text:p>Landmine</text:p>
          </table:table-cell>
          <table:table-cell office:value-type="string">
            <text:p>Place a landmine on a target square. If any character moves over it, it explodes dealing medium damage to all characters within 5 tiles</text:p>
          </table:table-cell>
          <table:table-cell table:number-columns-repeated="3"/>
        </table:table-row>
        <table:table-row table:style-name="ro1">
          <table:table-cell office:value-type="string">
            <text:p>Mechanical Decoy </text:p>
          </table:table-cell>
          <table:table-cell office:value-type="string">
            <text:p>Place a mechanical decoy on a target tile. The decoy cannot move or attack, but encourages enemies to attack it.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30/05/2019</text:date>, <text:time>16:5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ck Will</meta:initial-creator>
    <meta:creation-date>2019-05-30T11:13:54.21</meta:creation-date>
    <meta:generator>OpenOffice/4.1.6$Win32 OpenOffice.org_project/416m1$Build-9790</meta:generator>
    <dc:date>2019-05-30T16:56:12.54</dc:date>
    <dc:creator>Black Will</dc:creator>
    <meta:editing-duration>PT5H42M18S</meta:editing-duration>
    <meta:editing-cycles>2</meta:editing-cycles>
    <meta:document-statistic meta:table-count="3" meta:cell-count="59" meta:object-count="0"/>
  </office:meta>
</office:document-meta>
</file>